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268in" svg:height="5.4067in" svg:x="7.1287in" svg:y="0.2197in">
            <draw:object draw:notify-on-update-of-ranges="Sheet1.B1:Sheet1.F1 Sheet1.A2:Sheet1.A2 Sheet1.B2:Sheet1.F2 Sheet1.A3:Sheet1.A3 Sheet1.B3:Sheet1.F3 Sheet1.A4:Sheet1.A4 Sheet1.B4:Sheet1.F4 Sheet1.A5:Sheet1.A5 Sheet1.B5:Sheet1.F5 Sheet1.A6:Sheet1.A6 Sheet1.B6:Sheet1.F6 Sheet1.A7:Sheet1.A7 Sheet1.B7:Sheet1.F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 office:value-type="string" calcext:value-type="string">
            <text:p>Matrix Size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536" calcext:value-type="float">
            <text:p>1536</text:p>
          </table:table-cell>
          <table:table-cell office:value-type="float" office:value="2048" calcext:value-type="float">
            <text:p>2048</text:p>
          </table:table-cell>
          <table:table-cell office:value-type="float" office:value="2560" calcext:value-type="float">
            <text:p>2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 Slow</text:p>
          </table:table-cell>
          <table:table-cell office:value-type="float" office:value="0.58" calcext:value-type="float">
            <text:p>0.58</text:p>
          </table:table-cell>
          <table:table-cell office:value-type="float" office:value="13.77" calcext:value-type="float">
            <text:p>13.77</text:p>
          </table:table-cell>
          <table:table-cell office:value-type="float" office:value="82.05" calcext:value-type="float">
            <text:p>82.05</text:p>
          </table:table-cell>
          <table:table-cell office:value-type="float" office:value="182.3" calcext:value-type="float">
            <text:p>182.3</text:p>
          </table:table-cell>
          <table:table-cell office:value-type="float" office:value="435.7" calcext:value-type="float">
            <text:p>435.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 Fast</text:p>
          </table:table-cell>
          <table:table-cell office:value-type="float" office:value="0.44" calcext:value-type="float">
            <text:p>0.44</text:p>
          </table:table-cell>
          <table:table-cell office:value-type="float" office:value="3.6" calcext:value-type="float">
            <text:p>3.6</text:p>
          </table:table-cell>
          <table:table-cell office:value-type="float" office:value="12.29" calcext:value-type="float">
            <text:p>12.29</text:p>
          </table:table-cell>
          <table:table-cell office:value-type="float" office:value="28.81" calcext:value-type="float">
            <text:p>28.81</text:p>
          </table:table-cell>
          <table:table-cell office:value-type="float" office:value="56.11" calcext:value-type="float">
            <text:p>56.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 Slow OMP</text:p>
          </table:table-cell>
          <table:table-cell office:value-type="float" office:value="0.813327" calcext:value-type="float">
            <text:p>0.813327</text:p>
          </table:table-cell>
          <table:table-cell office:value-type="float" office:value="16.155582" calcext:value-type="float">
            <text:p>16.155582</text:p>
          </table:table-cell>
          <table:table-cell office:value-type="float" office:value="106.2595677" calcext:value-type="float">
            <text:p>106.2595677</text:p>
          </table:table-cell>
          <table:table-cell office:value-type="float" office:value="0.000489" calcext:value-type="float">
            <text:p>0.000489</text:p>
          </table:table-cell>
          <table:table-cell office:value-type="float" office:value="134.950439" calcext:value-type="float">
            <text:p>134.9504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 Fast OMP</text:p>
          </table:table-cell>
          <table:table-cell office:value-type="float" office:value="0.580771" calcext:value-type="float">
            <text:p>0.580771</text:p>
          </table:table-cell>
          <table:table-cell office:value-type="float" office:value="4.824496" calcext:value-type="float">
            <text:p>4.824496</text:p>
          </table:table-cell>
          <table:table-cell office:value-type="float" office:value="12.53645" calcext:value-type="float">
            <text:p>12.53645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13.702102" calcext:value-type="float">
            <text:p>13.7021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 Slow OMP (Tiling)</text:p>
          </table:table-cell>
          <table:table-cell office:value-type="float" office:value="0.615197" calcext:value-type="float">
            <text:p>0.615197</text:p>
          </table:table-cell>
          <table:table-cell office:value-type="float" office:value="4.700418" calcext:value-type="float">
            <text:p>4.700418</text:p>
          </table:table-cell>
          <table:table-cell office:value-type="float" office:value="18.043222" calcext:value-type="float">
            <text:p>18.043222</text:p>
          </table:table-cell>
          <table:table-cell office:value-type="float" office:value="45.292294" calcext:value-type="float">
            <text:p>45.292294</text:p>
          </table:table-cell>
          <table:table-cell office:value-type="float" office:value="101.252487" calcext:value-type="float">
            <text:p>101.2524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 Fast OMP (Tiling)</text:p>
          </table:table-cell>
          <table:table-cell office:value-type="float" office:value="0.570487" calcext:value-type="float">
            <text:p>0.570487</text:p>
          </table:table-cell>
          <table:table-cell office:value-type="float" office:value="4.480822" calcext:value-type="float">
            <text:p>4.480822</text:p>
          </table:table-cell>
          <table:table-cell office:value-type="float" office:value="15.024322" calcext:value-type="float">
            <text:p>15.024322</text:p>
          </table:table-cell>
          <table:table-cell office:value-type="float" office:value="35.711411" calcext:value-type="float">
            <text:p>35.711411</text:p>
          </table:table-cell>
          <table:table-cell office:value-type="float" office:value="67.514366" calcext:value-type="float">
            <text:p>67.514366</text:p>
          </table:table-cell>
          <table:table-cell table:number-columns-repeated="9"/>
        </table:table-row>
        <table:table-row table:style-name="ro1" table:number-rows-repeated="26">
          <table:table-cell table:number-columns-repeated="15"/>
        </table:table-row>
        <table:table-row table:style-name="ro1">
          <table:table-cell table:number-columns-repeated="14"/>
          <table:table-cell office:value-type="string" calcext:value-type="string">
            <text:p>fds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0T00:54:55.445489060</meta:creation-date>
    <dc:date>2023-11-20T11:42:25.739693679</dc:date>
    <meta:editing-duration>PT5M40S</meta:editing-duration>
    <meta:editing-cycles>2</meta:editing-cycles>
    <meta:generator>LibreOffice/7.3.7.2$Linux_X86_64 LibreOffice_project/30$Build-2</meta:generator>
    <meta:document-statistic meta:table-count="1" meta:cell-count="4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width="0.051cm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71cm" svg:height="13.734cm" xlink:href=".." xlink:type="simple" chart:class="chart:line" chart:style-name="ch1">
        <chart:title svg:x="6.298cm" svg:y="0.41cm" chart:style-name="ch2">
          <text:p>OMP (with tiling)</text:p>
        </chart:title>
        <chart:legend chart:legend-position="top" svg:x="2.193cm" svg:y="1.374cm" style:legend-expansion="wide" chart:style-name="ch3"/>
        <chart:plot-area chart:style-name="ch4" table:cell-range-address="Sheet1.A1:Sheet1.F7" chart:data-source-has-labels="both" svg:x="1.332cm" svg:y="2.744cm" svg:width="14.418cm" svg:height="9.735cm">
          <chart:coordinate-region svg:x="2.139cm" svg:y="2.943cm" svg:width="13.239cm" svg:height="8.889cm"/>
          <chart:axis chart:dimension="x" chart:name="primary-x" chart:style-name="ch5" chartooo:axis-type="auto">
            <chartooo:date-scale/>
            <chart:title svg:x="7.69cm" svg:y="12.753cm" chart:style-name="ch6">
              <text:p>Matrix Size</text:p>
            </chart:title>
            <chart:categories table:cell-range-address="Sheet1.B1:Sheet1.F1"/>
          </chart:axis>
          <chart:axis chart:dimension="y" chart:name="primary-y" chart:style-name="ch5">
            <chart:title svg:x="0.451cm" svg:y="8.502cm" chart:style-name="ch7">
              <text:p>Time (secs)</text:p>
            </chart:title>
            <chart:grid chart:style-name="ch8" chart:class="major"/>
          </chart:axis>
          <chart:series chart:style-name="ch9" chart:values-cell-range-address="Sheet1.B2:Sheet1.F2" chart:label-cell-address="Sheet1.A2:Sheet1.A2" chart:class="chart:line">
            <chart:data-point chart:repeated="5"/>
          </chart:series>
          <chart:series chart:style-name="ch10" chart:values-cell-range-address="Sheet1.B3:Sheet1.F3" chart:label-cell-address="Sheet1.A3:Sheet1.A3" chart:class="chart:line">
            <chart:data-point chart:repeated="5"/>
          </chart:series>
          <chart:series chart:style-name="ch11" chart:values-cell-range-address="Sheet1.B4:Sheet1.F4" chart:label-cell-address="Sheet1.A4:Sheet1.A4" chart:class="chart:line">
            <chart:data-point chart:repeated="5"/>
          </chart:series>
          <chart:series chart:style-name="ch12" chart:values-cell-range-address="Sheet1.B5:Sheet1.F5" chart:label-cell-address="Sheet1.A5:Sheet1.A5" chart:class="chart:line">
            <chart:data-point chart:repeated="5"/>
          </chart:series>
          <chart:series chart:style-name="ch13" chart:values-cell-range-address="Sheet1.B6:Sheet1.F6" chart:label-cell-address="Sheet1.A6:Sheet1.A6" chart:class="chart:line">
            <chart:data-point chart:repeated="5"/>
          </chart:series>
          <chart:series chart:style-name="ch14" chart:values-cell-range-address="Sheet1.B7:Sheet1.F7" chart:label-cell-address="Sheet1.A7:Sheet1.A7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512">
                <text:p>512</text:p>
                <draw:g>
                  <svg:desc>Sheet1.B1:Sheet1.F1</svg:desc>
                </draw:g>
              </table:table-cell>
              <table:table-cell office:value-type="float" office:value="1024">
                <text:p>1024</text:p>
              </table:table-cell>
              <table:table-cell office:value-type="float" office:value="1536">
                <text:p>1536</text:p>
              </table:table-cell>
              <table:table-cell office:value-type="float" office:value="2048">
                <text:p>2048</text:p>
              </table:table-cell>
              <table:table-cell office:value-type="float" office:value="2560">
                <text:p>2560</text:p>
              </table:table-cell>
            </table:table-row>
          </table:table-header-rows>
          <table:table-rows>
            <table:table-row>
              <table:table-cell office:value-type="string">
                <text:p>M Slow</text:p>
                <draw:g>
                  <svg:desc>Sheet1.A2:Sheet1.A2</svg:desc>
                </draw:g>
              </table:table-cell>
              <table:table-cell office:value-type="float" office:value="0.58">
                <text:p>0.58</text:p>
                <draw:g>
                  <svg:desc>Sheet1.B2:Sheet1.F2</svg:desc>
                </draw:g>
              </table:table-cell>
              <table:table-cell office:value-type="float" office:value="13.77">
                <text:p>13.77</text:p>
              </table:table-cell>
              <table:table-cell office:value-type="float" office:value="82.05">
                <text:p>82.05</text:p>
              </table:table-cell>
              <table:table-cell office:value-type="float" office:value="182.3">
                <text:p>182.3</text:p>
              </table:table-cell>
              <table:table-cell office:value-type="float" office:value="435.7">
                <text:p>435.7</text:p>
              </table:table-cell>
            </table:table-row>
            <table:table-row>
              <table:table-cell office:value-type="string">
                <text:p>M Fast</text:p>
                <draw:g>
                  <svg:desc>Sheet1.A3:Sheet1.A3</svg:desc>
                </draw:g>
              </table:table-cell>
              <table:table-cell office:value-type="float" office:value="0.44">
                <text:p>0.44</text:p>
                <draw:g>
                  <svg:desc>Sheet1.B3:Sheet1.F3</svg:desc>
                </draw:g>
              </table:table-cell>
              <table:table-cell office:value-type="float" office:value="3.6">
                <text:p>3.6</text:p>
              </table:table-cell>
              <table:table-cell office:value-type="float" office:value="12.29">
                <text:p>12.29</text:p>
              </table:table-cell>
              <table:table-cell office:value-type="float" office:value="28.81">
                <text:p>28.81</text:p>
              </table:table-cell>
              <table:table-cell office:value-type="float" office:value="56.11">
                <text:p>56.11</text:p>
              </table:table-cell>
            </table:table-row>
            <table:table-row>
              <table:table-cell office:value-type="string">
                <text:p>M Slow OMP</text:p>
                <draw:g>
                  <svg:desc>Sheet1.A4:Sheet1.A4</svg:desc>
                </draw:g>
              </table:table-cell>
              <table:table-cell office:value-type="float" office:value="0.813327">
                <text:p>0.813327</text:p>
                <draw:g>
                  <svg:desc>Sheet1.B4:Sheet1.F4</svg:desc>
                </draw:g>
              </table:table-cell>
              <table:table-cell office:value-type="float" office:value="16.155582">
                <text:p>16.155582</text:p>
              </table:table-cell>
              <table:table-cell office:value-type="float" office:value="106.2595677">
                <text:p>106.2595677</text:p>
              </table:table-cell>
              <table:table-cell office:value-type="float" office:value="0.000489">
                <text:p>0.000489</text:p>
              </table:table-cell>
              <table:table-cell office:value-type="float" office:value="134.950439">
                <text:p>134.950439</text:p>
              </table:table-cell>
            </table:table-row>
            <table:table-row>
              <table:table-cell office:value-type="string">
                <text:p>M Fast OMP</text:p>
                <draw:g>
                  <svg:desc>Sheet1.A5:Sheet1.A5</svg:desc>
                </draw:g>
              </table:table-cell>
              <table:table-cell office:value-type="float" office:value="0.580771">
                <text:p>0.580771</text:p>
                <draw:g>
                  <svg:desc>Sheet1.B5:Sheet1.F5</svg:desc>
                </draw:g>
              </table:table-cell>
              <table:table-cell office:value-type="float" office:value="4.824496">
                <text:p>4.824496</text:p>
              </table:table-cell>
              <table:table-cell office:value-type="float" office:value="12.53645">
                <text:p>12.53645</text:p>
              </table:table-cell>
              <table:table-cell office:value-type="float" office:value="0.000013">
                <text:p>0.000013</text:p>
              </table:table-cell>
              <table:table-cell office:value-type="float" office:value="13.702102">
                <text:p>13.702102</text:p>
              </table:table-cell>
            </table:table-row>
            <table:table-row>
              <table:table-cell office:value-type="string">
                <text:p>M Slow OMP (Tiling)</text:p>
                <draw:g>
                  <svg:desc>Sheet1.A6:Sheet1.A6</svg:desc>
                </draw:g>
              </table:table-cell>
              <table:table-cell office:value-type="float" office:value="0.615197">
                <text:p>0.615197</text:p>
                <draw:g>
                  <svg:desc>Sheet1.B6:Sheet1.F6</svg:desc>
                </draw:g>
              </table:table-cell>
              <table:table-cell office:value-type="float" office:value="4.700418">
                <text:p>4.700418</text:p>
              </table:table-cell>
              <table:table-cell office:value-type="float" office:value="18.043222">
                <text:p>18.043222</text:p>
              </table:table-cell>
              <table:table-cell office:value-type="float" office:value="45.292294">
                <text:p>45.292294</text:p>
              </table:table-cell>
              <table:table-cell office:value-type="float" office:value="101.252487">
                <text:p>101.252487</text:p>
              </table:table-cell>
            </table:table-row>
            <table:table-row>
              <table:table-cell office:value-type="string">
                <text:p>M Fast OMP (Tiling)</text:p>
                <draw:g>
                  <svg:desc>Sheet1.A7:Sheet1.A7</svg:desc>
                </draw:g>
              </table:table-cell>
              <table:table-cell office:value-type="float" office:value="0.570487">
                <text:p>0.570487</text:p>
                <draw:g>
                  <svg:desc>Sheet1.B7:Sheet1.F7</svg:desc>
                </draw:g>
              </table:table-cell>
              <table:table-cell office:value-type="float" office:value="4.480822">
                <text:p>4.480822</text:p>
              </table:table-cell>
              <table:table-cell office:value-type="float" office:value="15.024322">
                <text:p>15.024322</text:p>
              </table:table-cell>
              <table:table-cell office:value-type="float" office:value="35.711411">
                <text:p>35.711411</text:p>
              </table:table-cell>
              <table:table-cell office:value-type="float" office:value="67.514366">
                <text:p>67.5143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